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vemos no universo interno de um elétron, e como na mecânica quântica, estamos observando – junto de tudo que nos compõe – o caminho que este universo toma, determinando sua posição em relação a nossa, e nossa posição em relação ao universo. Nós também somos observados por todas as partículas, energias e possibilidades factuais que interagem conosco, e desta interação factual, nasce nossa realidade e liberdade individual, que existe em nossa percepção humana de tempo espaço. Nada depende de nós para existir e tomar rumo determinado, porém, nossa simples observação pode mudar este rumo, além de que, nossas criações físicas são manifestações do mental (físico enquanto parte do corpo, semi-físico enquanto imaginação ou virtualização metafísica do real), e por menores que sejam seus alcances no mar do tempo espaço, são alterações diretas na história da realidade, e na realidade do universo como um to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6-02-28T00:17:00</meta:creation-date>
    <dc:date>2016-02-28T00:25:00</dc:date>
    <meta:editing-duration>PT8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142" meta:character-count="913" meta:non-whitespace-character-count="7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